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Courier New1"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 fo:break-before="page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fo:font-size="8pt" style:font-size-asian="8pt" style:font-size-complex="8pt"/>
    </style:style>
    <style:style style:name="P5" style:family="paragraph" style:parent-style-name="Standard">
      <style:text-properties style:font-name="Courier New1" fo:font-size="8pt" officeooo:rsid="000c2706" officeooo:paragraph-rsid="000c2706" style:font-size-asian="8pt" style:font-size-complex="8pt"/>
    </style:style>
    <style:style style:name="P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 officeooo:rsid="000c2706" officeooo:paragraph-rsid="000c2706"/>
    </style:style>
    <style:style style:name="P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font-name="Courier New1" fo:font-size="8pt" fo:letter-spacing="normal" fo:font-style="normal" fo:font-weight="normal" style:font-size-asian="8pt" style:font-size-complex="8pt"/>
    </style:style>
    <style:style style:name="P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font-name="Courier New1" fo:font-size="8pt" fo:letter-spacing="normal" fo:font-style="normal" fo:font-weight="normal" officeooo:rsid="000c2706" officeooo:paragraph-rsid="000c2706" style:font-size-asian="8pt" style:font-size-complex="8pt"/>
    </style:style>
    <style:style style:name="P9" style:family="paragraph" style:parent-style-name="Heading_20_1" style:master-page-name="First_20_Page">
      <style:paragraph-properties style:page-number="auto"/>
      <style:text-properties officeooo:rsid="00062b52" officeooo:paragraph-rsid="00062b52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Courier New1" fo:font-size="8pt" style:font-size-asian="8pt" style:font-size-complex="8pt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color="#000080" fo:font-weight="bold"/>
    </style:style>
    <style:style style:name="T4" style:family="text">
      <style:text-properties fo:color="#660e7a" fo:font-style="italic"/>
    </style:style>
    <style:style style:name="T5" style:family="text">
      <style:text-properties fo:color="#660e7a" fo:font-weight="bold"/>
    </style:style>
    <style:style style:name="T6" style:family="text">
      <style:text-properties fo:color="#008000" fo:font-weight="bold"/>
    </style:style>
    <style:style style:name="T7" style:family="text">
      <style:text-properties fo:color="#0000ff"/>
    </style:style>
    <style:style style:name="T8" style:family="text">
      <style:text-properties officeooo:rsid="00062b52"/>
    </style:style>
    <style:style style:name="T9" style:family="text">
      <style:text-properties fo:font-variant="normal" fo:text-transform="none" fo:color="#222222" style:font-name="Arial1" fo:font-size="12pt" fo:letter-spacing="normal" fo:font-style="normal" fo:font-weight="normal"/>
    </style:style>
    <style:style style:name="T10" style:family="text">
      <style:text-properties fo:font-variant="normal" fo:text-transform="none" fo:color="#222222" style:font-name="Courier New1" fo:font-size="12pt" fo:letter-spacing="normal" fo:font-style="normal" fo:font-weight="normal"/>
    </style:style>
    <style:style style:name="T11" style:family="text">
      <style:text-properties fo:font-variant="normal" fo:text-transform="none" fo:color="#222222" style:font-name="Courier New1" fo:letter-spacing="normal" fo:font-style="normal" fo:font-weight="normal"/>
    </style:style>
    <style:style style:name="T12" style:family="text">
      <style:text-properties style:font-name="Courier New1"/>
    </style:style>
    <style:style style:name="T13" style:family="text">
      <style:text-properties style:font-name="Courier New1" fo:font-size="8pt" style:font-size-asian="8pt" style:font-size-complex="8pt"/>
    </style:style>
    <style:style style:name="T14" style:family="text">
      <style:text-properties style:font-name="Courier New1" style:font-size-asian="12pt" style:font-size-complex="12pt"/>
    </style:style>
    <style:style style:name="T15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40096220" text:style-name="Outline">
        <text:list-item>
          <text:h text:style-name="P9" text:outline-level="1">IconButton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8">18</text:span>-<text:span text:style-name="T8">07</text:span>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3"/>
      <text:p text:style-name="P4">Widget botonFecha(BuildContext context, seteoController(String mifec)) {</text:p>
      <text:p text:style-name="P4"><text:s text:c="2"/><text:span text:style-name="T3">return new </text:span>IconButton(</text:p>
      <text:p text:style-name="P4"><text:s text:c="4"/>icon: <text:span text:style-name="T3">new </text:span>Icon(Icons.<text:span text:style-name="T4">date_range</text:span>),</text:p>
      <text:p text:style-name="P4"><text:s text:c="4"/>tooltip: <text:span text:style-name="T6">'Calcular'</text:span>,</text:p>
      <text:p text:style-name="P4"><text:s text:c="4"/>onPressed: (() {</text:p>
      <text:p text:style-name="P4"><text:s text:c="6"/>String fec;</text:p>
      <text:p text:style-name="P4"><text:s text:c="6"/><text:span text:style-name="T3">if</text:span>(<text:span text:style-name="T5">fto</text:span>==Formatos.<text:span text:style-name="T5">FechaUsa</text:span>) <text:s/>fec=<text:span text:style-name="T6">"</text:span>${<text:span text:style-name="T5">ahora</text:span>[<text:span text:style-name="T7">1</text:span>]}${<text:span text:style-name="T5">ahora</text:span>[<text:span text:style-name="T7">0</text:span>]}<text:span text:style-name="T6">/</text:span>${<text:span text:style-name="T5">ahora</text:span>[<text:span text:style-name="T7">2</text:span>]}<text:span text:style-name="T6">"</text:span>;</text:p>
      <text:p text:style-name="P4"><text:s text:c="6"/><text:span text:style-name="T3">else </text:span>fec=<text:span text:style-name="T6">"</text:span>${<text:span text:style-name="T5">ahora</text:span>[<text:span text:style-name="T7">0</text:span>]}${<text:span text:style-name="T5">ahora</text:span>[<text:span text:style-name="T7">1</text:span>]}<text:span text:style-name="T6">/</text:span>${<text:span text:style-name="T5">ahora</text:span>[<text:span text:style-name="T7">2</text:span>]}<text:span text:style-name="T6">"</text:span>;</text:p>
      <text:p text:style-name="P4"><text:s text:c="6"/>seteoController(fec);</text:p>
      <text:p text:style-name="P4"><text:s text:c="4"/>}),</text:p>
      <text:p text:style-name="P4"><text:s text:c="2"/>);</text:p>
      <text:p text:style-name="P10">}</text:p>
      <text:p text:style-name="P2"><text:span text:style-name="T9">Use the `Icon` widget instead. You may have to update you constructor accordingly:</text:span><text:line-break/><text:line-break/><text:span text:style-name="T11">buildButtonColumn(Icon(Icons.call, color: Colors.green), 'CALL'),</text:span></text:p>
      <text:p text:style-name="P7">buildButtonColumn(Icon(Icons.near_me, color: Colors.blue), 'ROUTE'),</text:p>
      <text:p text:style-name="P7">buildButtonColumn(Icon(Icons.share, color: Colors.red), 'SHARE'),</text:p>
      <text:p text:style-name="P6">__________________________________________________________________</text:p>
      <text:p text:style-name="P6"><text:s text:c="3"/>Coloca el themeData mas cercano en el boton</text:p>
      <text:p text:style-name="P6"><text:span text:style-name="T13">return new </text:span><text:span text:style-name="T14">IconTheme</text:span><text:span text:style-name="T13">(</text:span></text:p>
      <text:p text:style-name="P8"><text:s text:c="5"/>data: new <text:span text:style-name="T15">IconThemeData</text:span>(color: Theme.of(context).accentColor),</text:p>
      <text:p text:style-name="P8"><text:s text:c="4"/>child: new Container(</text:p>
      <text:p text:style-name="P8"><text:s text:c="5"/>child: new Row(</text:p>
      <text:p text:style-name="P8"><text:s text:c="7"/>children: &lt;Widget&gt;[</text:p>
      <text:p text:style-name="P8"><text:s text:c="8"/>new Flexible( </text:p>
      <text:p text:style-name="P8"><text:s text:c="8"/>child: new TextField(</text:p>
      <text:p text:style-name="P8"><text:s text:c="10"/>controller: _textController,</text:p>
      <text:p text:style-name="P8"><text:s text:c="10"/>onChanged: (String text){</text:p>
      <text:p text:style-name="P8"><text:s text:c="12"/>setState(() {</text:p>
      <text:p text:style-name="P8"><text:s text:c="26"/>_isTyped = text.length &gt; 0;</text:p>
      <text:p text:style-name="P8"><text:s text:c="24"/>});</text:p>
      <text:p text:style-name="P8"><text:s text:c="10"/>},</text:p>
      <text:p text:style-name="P8"><text:s text:c="10"/>decoration: new InputDecoration.collapsed(hintText: "Enviar mensaje"),</text:p>
      <text:p text:style-name="P8"><text:s text:c="8"/>)</text:p>
      <text:p text:style-name="P8"><text:s text:c="7"/>,</text:p>
      <text:p text:style-name="P8"><text:s text:c="5"/>),</text:p>
      <text:p text:style-name="P8"><text:s text:c="5"/>new Container(</text:p>
      <text:p text:style-name="P8"><text:s text:c="7"/>child: new IconButton(</text:p>
      <text:p text:style-name="P8"><text:s text:c="9"/>icon: new Icon(Icons.send),</text:p>
      <text:p text:style-name="P8"><text:s text:c="9"/>onPressed: _isTyped ?</text:p>
      <text:p text:style-name="P8"><text:s text:c="10"/>() =&gt; _handledSubmit(_textController.text) :</text:p>
      <text:p text:style-name="P8"><text:s text:c="10"/>null,</text:p>
      <text:p text:style-name="P8"><text:s text:c="7"/>),</text:p>
      <text:p text:style-name="P8"><text:s text:c="5"/>)</text:p>
      <text:p text:style-name="P8"><text:s text:c="5"/>]),</text:p>
      <text:p text:style-name="P8"><text:s text:c="3"/>)); </text:p>
      <text:p text:style-name="P6"><text:s text:c="2"/>}</text:p>
      <text:p text:style-name="P5">previamente el themedata en el principa se definia com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, sans-serif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7</meta:editing-cycles>
    <meta:creation-date>2018-03-07T12:45:00</meta:creation-date>
    <dc:date>2018-09-26T00:42:02.950000000</dc:date>
    <meta:editing-duration>PT1H47M27S</meta:editing-duration>
    <meta:generator>LibreOffice/6.1.0.3$Windows_X86_64 LibreOffice_project/efb621ed25068d70781dc026f7e9c5187a4decd1</meta:generator>
    <meta:document-statistic meta:table-count="0" meta:image-count="0" meta:object-count="0" meta:page-count="2" meta:paragraph-count="55" meta:word-count="150" meta:character-count="1678" meta:non-whitespace-character-count="130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